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b3493" officeooo:paragraph-rsid="001b3493"/>
    </style:style>
    <style:style style:name="P2" style:family="paragraph" style:parent-style-name="Text_20_body" style:list-style-name="L1">
      <style:text-properties officeooo:rsid="001b3493" officeooo:paragraph-rsid="001b3493"/>
    </style:style>
    <style:style style:name="P3" style:family="paragraph" style:parent-style-name="Text_20_body" style:list-style-name="L2">
      <style:text-properties officeooo:rsid="001b3493" officeooo:paragraph-rsid="001b3493"/>
    </style:style>
    <style:style style:name="P4" style:family="paragraph" style:parent-style-name="Text_20_body" style:list-style-name="L1">
      <style:text-properties officeooo:rsid="001ba3d8" officeooo:paragraph-rsid="001ba3d8"/>
    </style:style>
    <style:style style:name="P5" style:family="paragraph" style:parent-style-name="Text_20_body">
      <style:text-properties officeooo:rsid="001ba3d8" officeooo:paragraph-rsid="001ba3d8"/>
    </style:style>
    <style:style style:name="P6" style:family="paragraph" style:parent-style-name="Text_20_body" style:list-style-name="L1">
      <style:text-properties officeooo:rsid="001e12e8" officeooo:paragraph-rsid="001e12e8"/>
    </style:style>
    <style:style style:name="P7" style:family="paragraph" style:parent-style-name="Text_20_body">
      <style:text-properties officeooo:rsid="001e12e8" officeooo:paragraph-rsid="001e12e8"/>
    </style:style>
    <style:style style:name="T1" style:family="text">
      <style:text-properties officeooo:rsid="001c3bdd"/>
    </style:style>
    <style:style style:name="T2" style:family="text">
      <style:text-properties officeooo:rsid="001d5203"/>
    </style:style>
    <style:style style:name="T3" style:family="text">
      <style:text-properties officeooo:rsid="001b3493"/>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IBControls</text:h>
      <text:p text:style-name="P1">IBX 1.2 introduces a new Component Palette entry "Firebird Data Controls". This has <text:span text:style-name="T1">four</text:span> new data aware controls dependent on IBX and which make use of the SQL Parser also introduced in IBX 1.2. </text:p>
      <text:p text:style-name="P1"><text:s/>These are: </text:p>
      <text:list xml:id="list2545958190472000201" text:style-name="L1">
        <text:list-item>
          <text:p text:style-name="P2">TIBLookupComboEditBox </text:p>
        </text:list-item>
        <text:list-item>
          <text:p text:style-name="P2">TIBDynamicGrid </text:p>
        </text:list-item>
        <text:list-item>
          <text:p text:style-name="P2">TIBTreeview </text:p>
        </text:list-item>
        <text:list-item>
          <text:p text:style-name="P4">TDBControlGrid</text:p>
        </text:list-item>
        <text:list-item>
          <text:p text:style-name="P6">TIBArrayGrid (IBX 2.0.0 onwards)</text:p>
        </text:list-item>
      </text:list>
      <text:p text:style-name="P1"><text:span text:style-name="T4">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insenstive). Autoinsert allows a newly typed entry to be added to the list dataset and included in the available list items. </text:p>
      <text:p text:style-name="P1"><text:span text:style-name="T4">TIBDynamicGrid</text:span> is a TDBGrid descendent that provides for: </text:p>
      <text:list xml:id="list4461771596303061380" text:style-name="L2">
        <text:list-item>
          <text:p text:style-name="P3">automatic resizing of selected columns to fill the available row length </text:p>
        </text:list-item>
        <text:list-item>
          <text:p text:style-name="P3">automatic positioning and sizing of a "totals" control, typically at the column footer, on a per column basis. </text:p>
        </text:list-item>
        <text:list-item>
          <text:p text:style-name="P3">DataSet resorting on header row click, sorting the dataset by the selected column. A second click on the same header cell reversed the sort order. </text:p>
        </text:list-item>
        <text:list-item>
          <text:p text:style-name="P3">Support for a "Panel Editor". That is on clicking the indicator column, the row is automatically expanded and a panel superimposed on it. The panel can have any number of child controls, typically data aware controls with the same datasource as the grid allowing for editing of additional fields and more complex editors. </text:p>
        </text:list-item>
        <text:list-item>
          <text:p text:style-name="P3">Reselection of the same row following resorting. </text:p>
        </text:list-item>
        <text:list-item>
          <text:p text:style-name="P3">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1"><text:span text:style-name="T4">TIBTreeView</text:span> is a data aware T<text:span text:style-name="T2">C</text:span>ustomTreeView.</text:p>
      <text:p text:style-name="P5"><text:span text:style-name="T4">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text:soft-page-break/><text:span text:style-name="T4">TIBArrayGrid</text:span> is a data aware control derived from TCustomStringGrid and which may be used to display/edit the contents of a one or two dimensional Firebird array Field.</text:p>
      <text:p text:style-name="P7"><text:span text:style-name="T3">Examples are provided to illustrate the use of the new contro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0:54:51.661109376</meta:creation-date>
    <dc:date>2016-11-08T10:59:17.171624161</dc:date>
    <dc:creator>Tony Whyman</dc:creator>
    <meta:editing-duration>PT12S</meta:editing-duration>
    <meta:editing-cycles>7</meta:editing-cycles>
    <meta:generator>LibreOffice/4.2.8.2$Linux_X86_64 LibreOffice_project/420m0$Build-2</meta:generator>
    <meta:document-statistic meta:table-count="0" meta:image-count="0" meta:object-count="0" meta:page-count="2" meta:paragraph-count="20" meta:word-count="403" meta:character-count="2484" meta:non-whitespace-character-count="2098"/>
  </office:meta>
</office:document-meta>
</file>